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solid" draw:stroke-dash="Dash_20_Dot_20_4" svg:stroke-width="0.053cm" svg:stroke-color="#ffffff" draw:stroke-linejoin="round" svg:stroke-linecap="butt" draw:fill="none" draw:fill-color="#000000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draw:stroke-dash="Dash_20_Dot_20_4" svg:stroke-width="0cm" svg:stroke-color="#ffffff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4.922cm" svg:height="2.091cm" svg:x="2.659cm" svg:y="3.525cm" svg:viewBox="0 0 4923 2092" svg:d="M4848 533c-87-27-196 450-504 632s-840 467-1344 459c-504-9-1209-277-1680-509-471-231-940-694-1146-880s-61-231-89-235-107 91-79 211c28 119-99 227 247 508s1263 950 1828 1177 1186 203 1561 186c376-16 488-159 692-285s448-260 534-471c85-211 67-766-20-793z">
            <text:p/>
          </draw:path>
          <draw:path draw:style-name="gr2" draw:text-style-name="P2" draw:layer="layout" svg:width="4.922cm" svg:height="2.091cm" svg:x="2.659cm" svg:y="3.525cm" svg:viewBox="0 0 4923 2092" svg:d="M4848 533c-87-27-196 450-504 632s-840 467-1344 459c-504-9-1209-277-1680-509-471-231-940-694-1146-880s-61-231-89-235-107 91-79 211c28 119-99 227 247 508s1263 950 1828 1177 1186 203 1561 186c376-16 488-159 692-285s448-260 534-471c85-211 67-766-20-793z">
            <text:p/>
          </draw:path>
          <draw:path draw:style-name="gr3" draw:text-style-name="P1" draw:layer="layout" svg:width="4.946cm" svg:height="2.162cm" svg:x="7.297cm" svg:y="3.506cm" svg:viewBox="0 0 4947 2163" svg:d="M17 542c45-81 256 347 439 506 184 159 333 356 661 446 328 91 892 166 1307 97 415-70 823-315 1183-515 359-199 767-504 972-682 206-179 198-361 258-390 60-28 134 97 103 219-31 123-43 292-290 517-247 224-794 608-1192 830-399 221-804 410-1200 501-396 90-831 132-1176 42s-715-320-893-582c-177-262-217-909-172-989z">
            <text:p/>
          </draw:path>
          <draw:path draw:style-name="gr2" draw:text-style-name="P2" draw:layer="layout" svg:width="4.946cm" svg:height="2.162cm" svg:x="7.297cm" svg:y="3.506cm" svg:viewBox="0 0 4947 2163" svg:d="M17 542c45-81 256 347 439 506 184 159 333 356 661 446 328 91 892 166 1307 97 415-70 823-315 1183-515 359-199 767-504 972-682 206-179 198-361 258-390 60-28 134 97 103 219-31 123-43 292-290 517-247 224-794 608-1192 830-399 221-804 410-1200 501-396 90-831 132-1176 42s-715-320-893-582c-177-262-217-909-172-989z">
            <text:p/>
          </draw:path>
          <draw:path draw:style-name="gr3" draw:text-style-name="P1" draw:layer="layout" svg:width="5.272cm" svg:height="2.288cm" svg:x="7.324cm" svg:y="4.397cm" svg:viewBox="0 0 5273 2289" svg:d="M86 511c129-30 507 663 818 834 312 171 725 176 1051 195 326 18 610 7 904-82s578-289 860-452c281-164 606-363 828-529 223-167 393-435 509-471 116-35 286 84 188 257-99 173-331 467-778 781-447 315-1324 914-1904 1107-579 193-1168 156-1574 52-406-103-712-393-862-675s-170-986-40-1017z">
            <text:p/>
          </draw:path>
          <draw:path draw:style-name="gr2" draw:text-style-name="P2" draw:layer="layout" svg:width="5.272cm" svg:height="2.288cm" svg:x="7.324cm" svg:y="4.397cm" svg:viewBox="0 0 5273 2289" svg:d="M86 511c129-30 507 663 818 834 312 171 725 176 1051 195 326 18 610 7 904-82s578-289 860-452c281-164 606-363 828-529 223-167 393-435 509-471 116-35 286 84 188 257-99 173-331 467-778 781-447 315-1324 914-1904 1107-579 193-1168 156-1574 52-406-103-712-393-862-675s-170-986-40-1017z">
            <text:p/>
          </draw:path>
          <draw:path draw:style-name="gr3" draw:text-style-name="P1" draw:layer="layout" svg:width="5.257cm" svg:height="2.66cm" svg:x="7.337cm" svg:y="5.123cm" svg:viewBox="0 0 5258 2661" svg:d="M317 797c126 102 184 684 494 872 308 187 964 258 1363 253 400-4 699-118 1031-279s663-451 963-685 677-556 835-716c159-159 77-255 118-240 41 16 176 201 127 332-49 130-98 169-421 451-323 283-1084 945-1514 1244s-656 460-1066 550c-409 89-1029 133-1390-11-362-144-643-602-777-853-134-252-67-502-27-655 39-153 137-364 264-263z">
            <text:p/>
          </draw:path>
          <draw:path draw:style-name="gr2" draw:text-style-name="P2" draw:layer="layout" svg:width="5.257cm" svg:height="2.66cm" svg:x="7.337cm" svg:y="5.123cm" svg:viewBox="0 0 5258 2661" svg:d="M317 797c126 102 184 684 494 872 308 187 964 258 1363 253 400-4 699-118 1031-279s663-451 963-685 677-556 835-716c159-159 77-255 118-240 41 16 176 201 127 332-49 130-98 169-421 451-323 283-1084 945-1514 1244s-656 460-1066 550c-409 89-1029 133-1390-11-362-144-643-602-777-853-134-252-67-502-27-655 39-153 137-364 264-263z">
            <text:p/>
          </draw:path>
          <draw:path draw:style-name="gr3" draw:text-style-name="P1" draw:layer="layout" svg:width="5.199cm" svg:height="2.591cm" svg:x="7.341cm" svg:y="6.192cm" svg:viewBox="0 0 5200 2592" svg:d="M321 677c103 52 104 728 305 926 202 199 528 234 902 265s985 29 1344-77c358-106 550-372 807-560 256-188 520-365 732-569s408-605 539-656c131-50 275 205 247 352-29 147-182 327-418 532-236 204-665 459-999 695-335 236-633 555-1008 721-376 166-887 252-1245 276s-672 13-904-131c-231-143-381-536-484-729s-161-255-131-429 210-668 313-616z">
            <text:p/>
          </draw:path>
          <draw:path draw:style-name="gr2" draw:text-style-name="P2" draw:layer="layout" svg:width="5.199cm" svg:height="2.591cm" svg:x="7.341cm" svg:y="6.192cm" svg:viewBox="0 0 5200 2592" svg:d="M321 677c103 52 104 728 305 926 202 199 528 234 902 265s985 29 1344-77c358-106 550-372 807-560 256-188 520-365 732-569s408-605 539-656c131-50 275 205 247 352-29 147-182 327-418 532-236 204-665 459-999 695-335 236-633 555-1008 721-376 166-887 252-1245 276s-672 13-904-131c-231-143-381-536-484-729s-161-255-131-429 210-668 313-616z">
            <text:p/>
          </draw:path>
          <draw:path draw:style-name="gr3" draw:text-style-name="P1" draw:layer="layout" svg:width="5.14cm" svg:height="2.589cm" svg:x="7.375cm" svg:y="7.321cm" svg:viewBox="0 0 5141 2590" svg:d="M280 752c149 163 318 732 699 913 381 180 1122 260 1590 170 467-90 868-483 1214-711 346-229 671-475 862-661s202-418 285-457c82-39 212 119 211 223s13 140-220 403c-233 264-776 862-1180 1179-403 317-744 620-1242 724-497 105-1332 54-1741-98-408-153-597-525-709-817-112-293-2-793 36-938 39-144 46-94 195 70z">
            <text:p/>
          </draw:path>
          <draw:path draw:style-name="gr2" draw:text-style-name="P2" draw:layer="layout" svg:width="5.14cm" svg:height="2.589cm" svg:x="7.375cm" svg:y="7.321cm" svg:viewBox="0 0 5141 2590" svg:d="M280 752c149 163 318 732 699 913 381 180 1122 260 1590 170 467-90 868-483 1214-711 346-229 671-475 862-661s202-418 285-457c82-39 212 119 211 223s13 140-220 403c-233 264-776 862-1180 1179-403 317-744 620-1242 724-497 105-1332 54-1741-98-408-153-597-525-709-817-112-293-2-793 36-938 39-144 46-94 195 70z">
            <text:p/>
          </draw:path>
          <draw:path draw:style-name="gr3" draw:text-style-name="P1" draw:layer="layout" svg:width="5.342cm" svg:height="2.254cm" svg:x="2.24cm" svg:y="4.333cm" svg:viewBox="0 0 5343 2255" svg:d="M5141 716c-138 114-257 537-642 693-386 157-1137 319-1671 248-534-70-1098-396-1533-668-435-273-872-868-1078-967s-280 163-158 372 483 607 890 879c407 273 1089 593 1552 756s886 209 1226 223c339 15 559-22 811-136s570-314 702-545c132-232 105-700 89-842-17-143-49-126-188-13z">
            <text:p/>
          </draw:path>
          <draw:path draw:style-name="gr2" draw:text-style-name="P2" draw:layer="layout" svg:width="5.342cm" svg:height="2.254cm" svg:x="2.24cm" svg:y="4.333cm" svg:viewBox="0 0 5343 2255" svg:d="M5141 716c-138 114-257 537-642 693-386 157-1137 319-1671 248-534-70-1098-396-1533-668-435-273-872-868-1078-967s-280 163-158 372 483 607 890 879c407 273 1089 593 1552 756s886 209 1226 223c339 15 559-22 811-136s570-314 702-545c132-232 105-700 89-842-17-143-49-126-188-13z">
            <text:p/>
          </draw:path>
          <draw:path draw:style-name="gr3" draw:text-style-name="P1" draw:layer="layout" svg:width="5.359cm" svg:height="2.623cm" svg:x="2.186cm" svg:y="5.111cm" svg:viewBox="0 0 5360 2624" svg:d="M5026 955c-90 105-123 469-296 632s-371 308-741 347c-371 39-1007 64-1483-112-476-175-989-644-1375-942-385-297-758-737-939-842-181-106-242 26-148 210s285 544 712 893 1270 956 1849 1202c578 246 1226 306 1620 273 396-34 566-292 752-471 186-180 316-409 366-608 49-198-17-485-70-582-52-97-156-106-247 0z">
            <text:p/>
          </draw:path>
          <draw:path draw:style-name="gr2" draw:text-style-name="P2" draw:layer="layout" svg:width="5.359cm" svg:height="2.623cm" svg:x="2.186cm" svg:y="5.111cm" svg:viewBox="0 0 5360 2624" svg:d="M5026 955c-90 105-123 469-296 632s-371 308-741 347c-371 39-1007 64-1483-112-476-175-989-644-1375-942-385-297-758-737-939-842-181-106-242 26-148 210s285 544 712 893 1270 956 1849 1202c578 246 1226 306 1620 273 396-34 566-292 752-471 186-180 316-409 366-608 49-198-17-485-70-582-52-97-156-106-247 0z">
            <text:p/>
          </draw:path>
          <draw:path draw:style-name="gr3" draw:text-style-name="P1" draw:layer="layout" svg:width="5.403cm" svg:height="2.583cm" svg:x="2.164cm" svg:y="6.209cm" svg:viewBox="0 0 5404 2584" svg:d="M5058 872c-109 21-51 607-306 793-256 186-765 343-1227 322-461-20-1084-208-1542-446-458-237-921-723-1206-979-284-256-387-527-504-558s-410 104-197 372c212 269 1065 911 1472 1240 407 328 532 570 969 731s1246 248 1651 235c406-12 575-136 781-309 206-174 437-498 455-732 18-233-237-690-346-669z">
            <text:p/>
          </draw:path>
          <draw:path draw:style-name="gr2" draw:text-style-name="P2" draw:layer="layout" svg:width="5.403cm" svg:height="2.583cm" svg:x="2.164cm" svg:y="6.209cm" svg:viewBox="0 0 5404 2584" svg:d="M5058 872c-109 21-51 607-306 793-256 186-765 343-1227 322-461-20-1084-208-1542-446-458-237-921-723-1206-979-284-256-387-527-504-558s-410 104-197 372c212 269 1065 911 1472 1240 407 328 532 570 969 731s1246 248 1651 235c406-12 575-136 781-309 206-174 437-498 455-732 18-233-237-690-346-669z">
            <text:p/>
          </draw:path>
          <draw:path draw:style-name="gr3" draw:text-style-name="P1" draw:layer="layout" svg:width="5.051cm" svg:height="2.664cm" svg:x="2.374cm" svg:y="7.318cm" svg:viewBox="0 0 5052 2665" svg:d="M4800 866c-132 0-223 715-554 892-331 178-1009 209-1434 174s-753-169-1117-384-808-649-1068-905-395-576-494-632-182 109-99 297c82 188 219 486 593 831s1216 985 1651 1239 607 271 959 285c353 15 857-47 1157-198s575-440 643-707c68-266-106-892-237-892z">
            <text:p/>
          </draw:path>
          <draw:path draw:style-name="gr2" draw:text-style-name="P2" draw:layer="layout" svg:width="5.051cm" svg:height="2.664cm" svg:x="2.374cm" svg:y="7.318cm" svg:viewBox="0 0 5052 2665" svg:d="M4800 866c-132 0-223 715-554 892-331 178-1009 209-1434 174s-753-169-1117-384-808-649-1068-905-395-576-494-632-182 109-99 297c82 188 219 486 593 831s1216 985 1651 1239 607 271 959 285c353 15 857-47 1157-198s575-440 643-707c68-266-106-892-237-892z">
            <text:p/>
          </draw:path>
          <draw:path draw:style-name="gr3" draw:text-style-name="P1" draw:layer="layout" svg:width="5.083cm" svg:height="2.531cm" svg:x="2.505cm" svg:y="8.517cm" svg:viewBox="0 0 5084 2532" svg:d="M4708 795c-123 60-146 516-366 694-219 178-604 353-949 372-344 18-689-58-1117-261-429-202-1111-690-1454-954-342-264-466-568-603-632s-234 99-217 248c16 149-46 349 316 644 363 296 1290 858 1859 1128 569 271 1130 517 1552 496s753-386 979-620c226-233 376-595 376-781 0-185-252-394-376-334z">
            <text:p/>
          </draw:path>
          <draw:path draw:style-name="gr2" draw:text-style-name="P2" draw:layer="layout" svg:width="5.083cm" svg:height="2.531cm" svg:x="2.505cm" svg:y="8.517cm" svg:viewBox="0 0 5084 2532" svg:d="M4708 795c-123 60-146 516-366 694-219 178-604 353-949 372-344 18-689-58-1117-261-429-202-1111-690-1454-954-342-264-466-568-603-632s-234 99-217 248c16 149-46 349 316 644 363 296 1290 858 1859 1128 569 271 1130 517 1552 496s753-386 979-620c226-233 376-595 376-781 0-185-252-394-376-334z">
            <text:p/>
          </draw:path>
          <draw:path draw:style-name="gr3" draw:text-style-name="P1" draw:layer="layout" svg:width="4.827cm" svg:height="2.52cm" svg:x="2.651cm" svg:y="9.534cm" svg:viewBox="0 0 4828 2521" svg:d="M4413 1006c-201 99-516 661-791 804-275 145-450 186-860 62-411-123-1165-496-1602-804-436-308-840-930-1018-1041-178-112-181 152-49 371s468 630 840 942 922 733 1394 929c471 196 1102 271 1433 248 332-23 376-167 554-384s498-729 514-916c17-188-214-310-415-211z">
            <text:p/>
          </draw:path>
          <draw:path draw:style-name="gr2" draw:text-style-name="P2" draw:layer="layout" svg:width="4.827cm" svg:height="2.52cm" svg:x="2.651cm" svg:y="9.534cm" svg:viewBox="0 0 4828 2521" svg:d="M4413 1006c-201 99-516 661-791 804-275 145-450 186-860 62-411-123-1165-496-1602-804-436-308-840-930-1018-1041-178-112-181 152-49 371s468 630 840 942 922 733 1394 929c471 196 1102 271 1433 248 332-23 376-167 554-384s498-729 514-916c17-188-214-310-415-211z">
            <text:p/>
          </draw:path>
          <draw:path draw:style-name="gr3" draw:text-style-name="P1" draw:layer="layout" svg:width="5.038cm" svg:height="2.517cm" svg:x="7.297cm" svg:y="8.532cm" svg:viewBox="0 0 5039 2518" svg:d="M275 743c143 53 328 500 583 680 255 181 571 395 946 404 375 8 899-153 1302-354 402-201 845-610 1115-851 270-242 371-530 505-600 134-71 303 37 301 176-2 140 111 295-313 658-423 363-1599 1265-2227 1520-629 254-1169 109-1546 7-375-102-553-408-710-621s-238-486-230-656c7-170 131-416 274-363z">
            <text:p/>
          </draw:path>
          <draw:path draw:style-name="gr2" draw:text-style-name="P2" draw:layer="layout" svg:width="5.038cm" svg:height="2.517cm" svg:x="7.297cm" svg:y="8.532cm" svg:viewBox="0 0 5039 2518" svg:d="M275 743c143 53 328 500 583 680 255 181 571 395 946 404 375 8 899-153 1302-354 402-201 845-610 1115-851 270-242 371-530 505-600 134-71 303 37 301 176-2 140 111 295-313 658-423 363-1599 1265-2227 1520-629 254-1169 109-1546 7-375-102-553-408-710-621s-238-486-230-656c7-170 131-416 274-363z">
            <text:p/>
          </draw:path>
          <draw:path draw:style-name="gr3" draw:text-style-name="P1" draw:layer="layout" svg:width="4.683cm" svg:height="2.356cm" svg:x="7.377cm" svg:y="9.654cm" svg:viewBox="0 0 4684 2357" svg:d="M256 815c193 65 657 667 938 828 280 161 469 176 746 137 276-40 579-189 911-373 332-183 812-501 1083-727 270-225 420-528 539-626 119-99 157-48 174 35s106 247-72 465c-178 217-620 579-996 842-376 262-811 582-1261 733-450 150-1059 318-1439 171-381-146-738-801-842-1049-104-247 27-501 219-436z">
            <text:p/>
          </draw:path>
          <draw:path draw:style-name="gr2" draw:text-style-name="P2" draw:layer="layout" svg:width="4.683cm" svg:height="2.356cm" svg:x="7.377cm" svg:y="9.654cm" svg:viewBox="0 0 4684 2357" svg:d="M256 815c193 65 657 667 938 828 280 161 469 176 746 137 276-40 579-189 911-373 332-183 812-501 1083-727 270-225 420-528 539-626 119-99 157-48 174 35s106 247-72 465c-178 217-620 579-996 842-376 262-811 582-1261 733-450 150-1059 318-1439 171-381-146-738-801-842-1049-104-247 27-501 219-436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5M17S</meta:editing-duration>
    <meta:editing-cycles>3</meta:editing-cycles>
    <meta:generator>LibreOffice/7.3.7.2$Linux_X86_64 LibreOffice_project/30$Build-2</meta:generator>
    <dc:date>2023-12-20T00:20:43.955215764</dc:date>
    <meta:document-statistic meta:object-count="29"/>
  </office:meta>
</office:document-meta>
</file>